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9D80000031BFD0271F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master-page-name="">
      <style:paragraph-properties fo:margin-left="7.643cm" fo:margin-right="0cm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7.643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35cm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gen zur Authentifizierung</text:p>
      <text:p text:style-name="P1"/>
      <text:p text:style-name="P2">Gut <text:s text:c="48"/>Schlecht</text:p>
      <text:p text:style-name="P3">Bewerten Sie die Authentifizierungsblöcke nach Komfort und angenommener Sicherheit</text:p>
      <text:p text:style-name="P4"><draw:frame draw:style-name="fr1" draw:name="Grafik1" text:anchor-type="paragraph" svg:x="0.519cm" svg:y="0.363cm" svg:width="6.616cm" svg:height="0.796cm" draw:z-index="0"><draw:image xlink:href="Pictures/20000007000019D80000031BFD0271F5.svm" xlink:type="simple" xlink:show="embed" xlink:actuate="onLoad"/></draw:frame></text:p>
      <text:p text:style-name="P4">2 Fragen (1. Durchlauf) </text:p>
      <text:p text:style-name="P4"/>
      <text:p text:style-name="P4"><draw:frame draw:style-name="fr1" draw:name="Grafik2" text:anchor-type="paragraph" svg:x="0.519cm" svg:y="0.374cm" svg:width="6.616cm" svg:height="0.796cm" draw:z-index="1"><draw:image xlink:href="Pictures/20000007000019D80000031BFD0271F5.svm" xlink:type="simple" xlink:show="embed" xlink:actuate="onLoad"/></draw:frame></text:p>
      <text:p text:style-name="P4">3 Fragen (2. Durchlauf)</text:p>
      <text:p text:style-name="P4"/>
      <text:p text:style-name="P4"><draw:frame draw:style-name="fr1" draw:name="Grafik3" text:anchor-type="paragraph" svg:x="0.549cm" svg:y="0.266cm" svg:width="6.616cm" svg:height="0.796cm" draw:z-index="2"><draw:image xlink:href="Pictures/20000007000019D80000031BFD0271F5.svm" xlink:type="simple" xlink:show="embed" xlink:actuate="onLoad"/></draw:frame></text:p>
      <text:p text:style-name="P4">4 Fragen (3 Durchlauf)</text:p>
      <text:p text:style-name="P4"/>
      <text:p text:style-name="P4"><draw:frame draw:style-name="fr1" draw:name="Grafik4" text:anchor-type="paragraph" svg:x="0.577cm" svg:y="0.275cm" svg:width="6.616cm" svg:height="0.796cm" draw:z-index="3"><draw:image xlink:href="Pictures/20000007000019D80000031BFD0271F5.svm" xlink:type="simple" xlink:show="embed" xlink:actuate="onLoad"/></draw:frame></text:p>
      <text:p text:style-name="P4">5 Fragen (4. Durchlauf)</text:p>
      <text:p text:style-name="P4"/>
      <text:p text:style-name="P4"><draw:frame draw:style-name="fr1" draw:name="Grafik5" text:anchor-type="paragraph" svg:x="0.519cm" svg:y="0.284cm" svg:width="6.616cm" svg:height="0.796cm" draw:z-index="4"><draw:image xlink:href="Pictures/20000007000019D80000031BFD0271F5.svm" xlink:type="simple" xlink:show="embed" xlink:actuate="onLoad"/></draw:frame></text:p>
      <text:p text:style-name="P4">6 Fragen (5. Durchlauf)</text:p>
      <text:p text:style-name="P4"/>
      <text:p text:style-name="P4"/>
      <text:p text:style-name="P4"><draw:frame draw:style-name="fr1" draw:name="Grafik6" text:anchor-type="paragraph" svg:x="0.519cm" svg:y="0.314cm" svg:width="6.616cm" svg:height="0.796cm" draw:z-index="5"><draw:image xlink:href="Pictures/20000007000019D80000031BFD0271F5.svm" xlink:type="simple" xlink:show="embed" xlink:actuate="onLoad"/></draw:frame></text:p>
      <text:p text:style-name="P4">Bewerten Sie die Einrichtung nach Komfort</text:p>
      <text:p text:style-name="P4"/>
      <text:p text:style-name="P4"/>
      <text:p text:style-name="P4"/>
      <text:p text:style-name="P4"><draw:frame draw:style-name="fr1" draw:name="Grafik7" text:anchor-type="paragraph" svg:x="0.579cm" svg:y="0.037cm" svg:width="6.616cm" svg:height="0.796cm" draw:z-index="6"><draw:image xlink:href="Pictures/20000007000019D80000031BFD0271F5.svm" xlink:type="simple" xlink:show="embed" xlink:actuate="onLoad"/></draw:frame>Bewerten Sie die Aktualisierung der dynamischen Fragen nach Komfort</text:p>
      <text:p text:style-name="P4"/>
      <text:p text:style-name="P4"/>
      <text:p text:style-name="P4"/>
      <text:p text:style-name="P6">Anmerkunge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</meta:initial-creator>
    <meta:creation-date>2018-03-24T20:01:36.40</meta:creation-date>
    <dc:date>2018-03-24T20:08:35.68</dc:date>
    <dc:creator>Anton M</dc:creator>
    <meta:editing-duration>PT6M59S</meta:editing-duration>
    <meta:editing-cycles>3</meta:editing-cycles>
    <meta:generator>OpenOffice/4.1.3$Win32 OpenOffice.org_project/413m1$Build-9783</meta:generator>
    <meta:document-statistic meta:table-count="0" meta:image-count="7" meta:object-count="0" meta:page-count="1" meta:paragraph-count="11" meta:word-count="50" meta:character-count="404"/>
  </office:meta>
</office:document-meta>
</file>